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9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fo:background-color="#D8D8D8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4" style:family="table-cell" style:parent-style-name="Default" style:data-style-name="N3">
      <style:table-cell-properties fo:border="thin solid #000000" style:vertical-align="automatic" fo:background-color="#D8D8D8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8.09625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2.936875cm" style:use-optimal-column-width="true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Data_Sheet.B4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1" style:base-cell-address="Data_Sheet.B6"/>
      <style:map style:condition="is-true-formula(msoxl:AND(NOT(ISBLANK($A6)),ISBLANK(B6)))" style:apply-style-name="cf1" style:base-cell-address="Data_Sheet.B6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1" style:base-cell-address="Data_Sheet.C6"/>
      <style:map style:condition="is-true-formula(msoxl:AND(NOT(ISBLANK(A6)),ISBLANK(C6)))" style:apply-style-name="cf1" style:base-cell-address="Data_Sheet.C6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8)),ISBLANK(B8)))" style:apply-style-name="cf1" style:base-cell-address="Data_Sheet.B8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9)),ISBLANK(B9)))" style:apply-style-name="cf1" style:base-cell-address="Data_Sheet.B9"/>
      <style:map style:condition="is-true-formula(msoxl:AND(NOT(ISBLANK($A9)),ISBLANK(B9)))" style:apply-style-name="cf1" style:base-cell-address="Data_Sheet.B9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1" style:base-cell-address="Data_Sheet.C8"/>
      <style:map style:condition="is-true-formula(msoxl:AND(NOT(ISBLANK(A8)),ISBLANK(C8)))" style:apply-style-name="cf1" style:base-cell-address="Data_Sheet.C8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</style:style>
    <style:style style:name="ce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</style:style>
    <style:style style:name="ce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</style:style>
    <style:style style:name="ce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</style:style>
    <style:style style:name="ce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1" style:base-cell-address="Data_Sheet.E5"/>
      <style:map style:condition="is-true-formula(msoxl:AND(NOT(ISBLANK(F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</style:style>
    <style:style style:name="ce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</style:style>
    <style:style style:name="ce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F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</style:style>
    <style:style style:name="ce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</style:style>
    <style:style style:name="ce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</style:style>
    <style:style style:name="ce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</style:style>
    <style:style style:name="ce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</style:style>
    <style:style style:name="ce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</style:style>
    <style:style style:name="ce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</style:style>
    <style:style style:name="ce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</style:style>
    <style:style style:name="ce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</style:style>
    <style:style style:name="ce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</style:style>
    <style:style style:name="ce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</style:style>
    <style:style style:name="ce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H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</style:style>
    <style:style style:name="ce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</style:style>
    <style:style style:name="ce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</style:style>
    <style:style style:name="ce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</style:style>
    <style:style style:name="ce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</style:style>
    <style:style style:name="ce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</style:style>
    <style:style style:name="ce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</style:style>
    <style:style style:name="ce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</style:style>
    <style:style style:name="ce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</style:style>
    <style:style style:name="ce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</style:style>
    <style:style style:name="ce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</style:style>
    <style:style style:name="ce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</style:style>
    <style:style style:name="ce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</style:style>
    <style:style style:name="ce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</style:style>
    <style:style style:name="ce5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</style:style>
    <style:style style:name="ce6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</style:style>
    <style:style style:name="ce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</style:style>
    <style:style style:name="ce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</style:style>
    <style:style style:name="ce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</style:style>
    <style:style style:name="ce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</style:style>
    <style:style style:name="ce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P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</style:style>
    <style:style style:name="ce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</style:style>
    <style:style style:name="ce6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</style:style>
    <style:style style:name="ce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</style:style>
    <style:style style:name="ce6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</style:style>
    <style:style style:name="ce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</style:style>
    <style:style style:name="ce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</style:style>
    <style:style style:name="ce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</style:style>
    <style:style style:name="ce7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</style:style>
    <style:style style:name="ce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</style:style>
    <style:style style:name="ce7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</style:style>
    <style:style style:name="ce7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</style:style>
    <style:style style:name="ce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</style:style>
    <style:style style:name="ce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</style:style>
    <style:style style:name="ce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</style:style>
    <style:style style:name="ce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</style:style>
    <style:style style:name="ce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</style:style>
    <style:style style:name="ce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</style:style>
    <style:style style:name="ce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</style:style>
    <style:style style:name="ce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</style:style>
    <style:style style:name="ce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</style:style>
    <style:style style:name="ce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</style:style>
    <style:style style:name="ce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</style:style>
    <style:style style:name="ce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</style:style>
    <style:style style:name="ce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</style:style>
    <style:style style:name="ce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</style:style>
    <style:style style:name="ce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</style:style>
    <style:style style:name="ce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</style:style>
    <style:style style:name="ce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</style:style>
    <style:style style:name="ce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</style:style>
    <style:style style:name="ce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</style:style>
    <style:style style:name="ce9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</style:style>
    <style:style style:name="ce9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</style:style>
    <style:style style:name="ce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</style:style>
    <style:style style:name="ce9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</style:style>
    <style:style style:name="ce1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</style:style>
    <style:style style:name="ce10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</style:style>
    <style:style style:name="ce10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</style:style>
    <style:style style:name="ce1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J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</style:style>
    <style:style style:name="ce10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</style:style>
    <style:style style:name="ce10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</style:style>
    <style:style style:name="ce10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</style:style>
    <style:style style:name="ce10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</style:style>
    <style:style style:name="ce10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L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</style:style>
    <style:style style:name="ce10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</style:style>
    <style:style style:name="ce11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</style:style>
    <style:style style:name="ce11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</style:style>
    <style:style style:name="ce11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</style:style>
    <style:style style:name="ce11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</style:style>
    <style:style style:name="ce11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</style:style>
    <style:style style:name="ce1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</style:style>
    <style:style style:name="ce11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</style:style>
    <style:style style:name="ce1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</style:style>
    <style:style style:name="ce1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</style:style>
    <style:style style:name="ce1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</style:style>
    <style:style style:name="ce1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</style:style>
    <style:style style:name="ce1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N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</style:style>
    <style:style style:name="ce1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</style:style>
    <style:style style:name="ce1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</style:style>
    <style:style style:name="ce1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</style:style>
    <style:style style:name="ce1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</style:style>
    <style:style style:name="ce1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</style:style>
    <style:style style:name="ce1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</style:style>
    <style:style style:name="ce1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</style:style>
    <style:style style:name="ce1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</style:style>
    <style:style style:name="ce1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</style:style>
    <style:style style:name="ce1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</style:style>
    <style:style style:name="ce1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</style:style>
    <style:style style:name="ce1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</style:style>
    <style:style style:name="ce1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</style:style>
    <style:style style:name="ce1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</style:style>
    <style:style style:name="ce1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</style:style>
    <style:style style:name="ce1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</style:style>
    <style:style style:name="ce1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</style:style>
    <style:style style:name="ce1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</style:style>
    <style:style style:name="ce1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</style:style>
    <style:style style:name="ce1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</style:style>
    <style:style style:name="ce1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</style:style>
    <style:style style:name="ce1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</style:style>
    <style:style style:name="ce1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</style:style>
    <style:style style:name="ce1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</style:style>
    <style:style style:name="ce1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</style:style>
    <style:style style:name="ce1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</style:style>
    <style:style style:name="ce1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</style:style>
    <style:style style:name="ce1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1" style:base-cell-address="Data_Sheet.U5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</style:style>
    <style:style style:name="ce1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</style:style>
    <style:style style:name="ce1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</style:style>
    <style:style style:name="ce1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</style:style>
    <style:style style:name="ce1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1" style:base-cell-address="Data_Sheet.T5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</style:style>
    <style:style style:name="ce1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</style:style>
    <style:style style:name="ce1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</style:style>
    <style:style style:name="ce15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AA4)),ISBLANK(Z4)))" style:apply-style-name="cf1" style:base-cell-address="Data_Sheet.Z4"/>
      <style:map style:condition="is-true-formula(msoxl:AND(NOT(ISBLANK(AA4)),ISBLANK(Z4)))" style:apply-style-name="cf1" style:base-cell-address="Data_Sheet.Z4"/>
    </style:style>
    <style:style style:name="ce15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</style:style>
    <style:style style:name="ce15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C4)),ISBLANK(AB4)))" style:apply-style-name="cf1" style:base-cell-address="Data_Sheet.AB4"/>
      <style:map style:condition="is-true-formula(msoxl:AND(NOT(ISBLANK(AC4)),ISBLANK(AB4)))" style:apply-style-name="cf1" style:base-cell-address="Data_Sheet.AB4"/>
    </style:style>
    <style:style style:name="ce15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</style:style>
    <style:style style:name="ce16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</style:style>
    <style:style style:name="ce16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</style:style>
    <style:style style:name="ce16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</style:style>
    <style:style style:name="ce16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</style:style>
    <style:style style:name="ce16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A4)),ISBLANK(Z4)))" style:apply-style-name="cf1" style:base-cell-address="Data_Sheet.Z4"/>
    </style:style>
    <style:style style:name="ce16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1" style:base-cell-address="Data_Sheet.AC8"/>
      <style:map style:condition="is-true-formula(msoxl:AND(NOT(ISBLANK(D5)),ISBLANK(E5)))" style:apply-style-name="cf1" style:base-cell-address="Data_Sheet.E5"/>
      <style:map style:condition="is-true-formula(msoxl:AND(NOT(ISBLANK(AB8)),ISBLANK(AC8)))" style:apply-style-name="cf1" style:base-cell-address="Data_Sheet.AC8"/>
    </style:style>
    <style:style style:name="ce16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</style:style>
    <style:style style:name="ce16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</style:style>
    <style:style style:name="ce16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 table:condition="cell-content-is-decimal-number() and cell-content()&gt;0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43" table:default-cell-style-name="ce1"/>
        <table:table-row table:style-name="ro1">
          <table:table-cell office:value-type="string" table:number-columns-spanned="1" table:number-rows-spanned="3" table:content-validation-name="val3" table:style-name="ce16">
            <text:p>Organisation name</text:p>
          </table:table-cell>
          <table:table-cell office:value-type="string" table:number-columns-spanned="1" table:number-rows-spanned="3" table:content-validation-name="val3" table:style-name="ce16">
            <text:p>Organisation<text:s/></text:p>
            <text:p>type</text:p>
          </table:table-cell>
          <table:table-cell office:value-type="string" table:number-columns-spanned="1" table:number-rows-spanned="3" table:content-validation-name="val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6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content-validation-name="val3" table:style-name="ce16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3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3" table:style-name="ce4">
            <text:p>Headcount</text:p>
          </table:table-cell>
          <table:table-cell office:value-type="string" table:content-validation-name="val3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19">
            <text:p>Ministerial Department</text:p>
          </table:table-cell>
          <table:table-cell office:value-type="string" table:style-name="ce22">
            <text:p>Home Office</text:p>
          </table:table-cell>
          <table:table-cell office:value-type="float" office:value="8275" table:style-name="ce30">
            <text:p>8,275</text:p>
          </table:table-cell>
          <table:table-cell office:value-type="float" office:value="7482.65" table:style-name="ce33">
            <text:p>7,483</text:p>
          </table:table-cell>
          <table:table-cell office:value-type="float" office:value="11835" table:style-name="ce43">
            <text:p>11,835</text:p>
          </table:table-cell>
          <table:table-cell office:value-type="float" office:value="11196.39" table:style-name="ce46">
            <text:p>11,196</text:p>
          </table:table-cell>
          <table:table-cell office:value-type="float" office:value="6523" table:style-name="ce99">
            <text:p>6,523</text:p>
          </table:table-cell>
          <table:table-cell office:value-type="float" office:value="6290.87" table:style-name="ce102">
            <text:p>6,291</text:p>
          </table:table-cell>
          <table:table-cell office:value-type="float" office:value="1962" table:style-name="ce106">
            <text:p>1,962</text:p>
          </table:table-cell>
          <table:table-cell office:value-type="float" office:value="1915.68" table:style-name="ce109">
            <text:p>1,916</text:p>
          </table:table-cell>
          <table:table-cell office:value-type="float" office:value="210" table:style-name="ce117">
            <text:p>210</text:p>
          </table:table-cell>
          <table:table-cell office:value-type="float" office:value="208.2" table:style-name="ce120">
            <text:p>208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4">
            <text:p>0</text:p>
          </table:table-cell>
          <table:table-cell office:value-type="float" office:value="28805" table:content-validation-name="val3" table:style-name="ce73">
            <text:p>28,805</text:p>
          </table:table-cell>
          <table:table-cell office:value-type="float" office:value="27093.79" table:content-validation-name="val3" table:style-name="ce75">
            <text:p>27,094</text:p>
          </table:table-cell>
          <table:table-cell office:value-type="float" office:value="2447" table:style-name="ce74">
            <text:p>2,447</text:p>
          </table:table-cell>
          <table:table-cell office:value-type="float" office:value="2409.1799999999998" table:style-name="ce87">
            <text:p>2,409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137">
            <text:p>0</text:p>
          </table:table-cell>
          <table:table-cell office:value-type="float" office:value="0" table:style-name="ce139">
            <text:p>0</text:p>
          </table:table-cell>
          <table:table-cell office:value-type="float" office:value="0" table:style-name="ce142">
            <text:p>0</text:p>
          </table:table-cell>
          <table:table-cell office:value-type="float" office:value="0" table:style-name="ce140">
            <text:p>0</text:p>
          </table:table-cell>
          <table:table-cell office:value-type="float" office:value="2447" table:style-name="ce156">
            <text:p>2,447</text:p>
          </table:table-cell>
          <table:table-cell office:value-type="float" office:value="2409.1799999999998" table:style-name="ce157">
            <text:p>2,409</text:p>
          </table:table-cell>
          <table:table-cell office:value-type="float" office:value="31252" table:content-validation-name="val3" table:style-name="ce158">
            <text:p>31,252</text:p>
          </table:table-cell>
          <table:table-cell office:value-type="float" office:value="29502.97" table:content-validation-name="val3" table:style-name="ce159">
            <text:p>29,503</text:p>
          </table:table-cell>
          <table:table-cell office:value-type="currency" office:value="65217000" table:content-validation-name="val2" table:style-name="ce9">
            <text:p>£65,217,000.00</text:p>
          </table:table-cell>
          <table:table-cell office:value-type="currency" office:value="9291000" table:content-validation-name="val2" table:style-name="ce9">
            <text:p>£9,291,000.00</text:p>
          </table:table-cell>
          <table:table-cell office:value-type="currency" office:value="-115000" table:content-validation-name="val2" table:style-name="ce9">
            <text:p>-£115,000.00</text:p>
          </table:table-cell>
          <table:table-cell office:value-type="currency" office:value="1148000" table:content-validation-name="val2" table:style-name="ce9">
            <text:p>£1,148,000.00</text:p>
          </table:table-cell>
          <table:table-cell office:value-type="currency" office:value="13859000" table:content-validation-name="val2" table:style-name="ce9">
            <text:p>£13,859,000.00</text:p>
          </table:table-cell>
          <table:table-cell office:value-type="currency" office:value="5933000" table:content-validation-name="val2" table:style-name="ce9">
            <text:p>£5,933,000.00</text:p>
          </table:table-cell>
          <table:table-cell office:value-type="currency" office:value="95333000" table:style-name="ce10">
            <text:p>£95,333,000.00</text:p>
          </table:table-cell>
          <table:table-cell office:value-type="currency" office:value="6169000" table:content-validation-name="val2" table:style-name="ce11">
            <text:p>£6,169,000.00</text:p>
          </table:table-cell>
          <table:table-cell office:value-type="currency" office:value="2004000" table:content-validation-name="val2" table:style-name="ce11">
            <text:p>£2,004,000.00</text:p>
          </table:table-cell>
          <table:table-cell office:value-type="currency" office:value="8173000" table:style-name="ce10">
            <text:p>£8,173,000.00</text:p>
          </table:table-cell>
          <table:table-cell office:value-type="currency" office:value="103506000" table:style-name="ce12">
            <text:p>£103,506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18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278" table:style-name="ce29">
            <text:p>278</text:p>
          </table:table-cell>
          <table:table-cell office:value-type="float" office:value="250.2" table:style-name="ce32">
            <text:p>250</text:p>
          </table:table-cell>
          <table:table-cell office:value-type="float" office:value="212" table:style-name="ce42">
            <text:p>212</text:p>
          </table:table-cell>
          <table:table-cell office:value-type="float" office:value="196.13" table:style-name="ce44">
            <text:p>196</text:p>
          </table:table-cell>
          <table:table-cell office:value-type="float" office:value="245" table:style-name="ce98">
            <text:p>245</text:p>
          </table:table-cell>
          <table:table-cell office:value-type="float" office:value="234.77" table:style-name="ce101">
            <text:p>235</text:p>
          </table:table-cell>
          <table:table-cell office:value-type="float" office:value="36" table:style-name="ce105">
            <text:p>36</text:p>
          </table:table-cell>
          <table:table-cell office:value-type="float" office:value="34.619999999999997" table:style-name="ce107">
            <text:p>35</text:p>
          </table:table-cell>
          <table:table-cell office:value-type="float" office:value="5" table:style-name="ce116">
            <text:p>5</text:p>
          </table:table-cell>
          <table:table-cell office:value-type="float" office:value="5" table:style-name="ce119">
            <text:p>5</text:p>
          </table:table-cell>
          <table:table-cell office:value-type="float" office:value="4" table:style-name="ce61">
            <text:p>4</text:p>
          </table:table-cell>
          <table:table-cell office:value-type="float" office:value="4" table:style-name="ce66">
            <text:p>4</text:p>
          </table:table-cell>
          <table:table-cell office:value-type="float" office:value="780" table:content-validation-name="val3" table:style-name="ce67">
            <text:p>780</text:p>
          </table:table-cell>
          <table:table-cell office:value-type="float" office:value="724.72" table:content-validation-name="val3" table:style-name="ce76">
            <text:p>725</text:p>
          </table:table-cell>
          <table:table-cell office:value-type="float" office:value="2" table:style-name="ce77">
            <text:p>2</text:p>
          </table:table-cell>
          <table:table-cell office:value-type="float" office:value="2" table:style-name="ce86">
            <text:p>2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136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19" table:style-name="ce143">
            <text:p>19</text:p>
          </table:table-cell>
          <table:table-cell office:value-type="float" office:value="19" table:style-name="ce141">
            <text:p>19</text:p>
          </table:table-cell>
          <table:table-cell office:value-type="float" office:value="21" table:style-name="ce67">
            <text:p>21</text:p>
          </table:table-cell>
          <table:table-cell office:value-type="float" office:value="21" table:style-name="ce161">
            <text:p>21</text:p>
          </table:table-cell>
          <table:table-cell office:value-type="float" office:value="801" table:content-validation-name="val3" table:style-name="ce164">
            <text:p>801</text:p>
          </table:table-cell>
          <table:table-cell office:value-type="float" office:value="745.72" table:content-validation-name="val3" table:style-name="ce160">
            <text:p>746</text:p>
          </table:table-cell>
          <table:table-cell office:value-type="currency" office:value="1745756.399999995" table:content-validation-name="val1" table:style-name="ce9">
            <text:p>£1,745,756.40</text:p>
          </table:table-cell>
          <table:table-cell office:value-type="currency" office:value="569043.90999999992" table:content-validation-name="val1" table:style-name="ce9">
            <text:p>£569,043.91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101355.13999999994" table:content-validation-name="val1" table:style-name="ce9">
            <text:p>£101,355.14</text:p>
          </table:table-cell>
          <table:table-cell office:value-type="currency" office:value="320646.85999999993" table:content-validation-name="val1" table:style-name="ce9">
            <text:p>£320,646.86</text:p>
          </table:table-cell>
          <table:table-cell office:value-type="currency" office:value="211074.69000000088" table:content-validation-name="val1" table:style-name="ce9">
            <text:p>£211,074.69</text:p>
          </table:table-cell>
          <table:table-cell office:value-type="currency" office:value="2947876.9999999958" table:style-name="ce10">
            <text:p>£2,947,877.00</text:p>
          </table:table-cell>
          <table:table-cell office:value-type="currency" office:value="3549.36" table:content-validation-name="val2" table:style-name="ce9">
            <text:p>£3,549.36</text:p>
          </table:table-cell>
          <table:table-cell office:value-type="currency" office:value="220079.88" table:content-validation-name="val2" table:style-name="ce11">
            <text:p>£220,079.88</text:p>
          </table:table-cell>
          <table:table-cell office:value-type="currency" office:value="223629.24" table:style-name="ce10">
            <text:p>£223,629.24</text:p>
          </table:table-cell>
          <table:table-cell office:value-type="currency" office:value="3171506.2399999956" table:style-name="ce12">
            <text:p>£3,171,506.24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1">
            <text:p>Home Office</text:p>
          </table:table-cell>
          <table:table-cell office:value-type="float" office:value="39" table:style-name="ce31">
            <text:p>39</text:p>
          </table:table-cell>
          <table:table-cell office:value-type="float" office:value="37.297200000000004" table:style-name="ce34">
            <text:p>37</text:p>
          </table:table-cell>
          <table:table-cell office:value-type="float" office:value="55" table:style-name="ce41">
            <text:p>55</text:p>
          </table:table-cell>
          <table:table-cell office:value-type="float" office:value="54.3108" table:style-name="ce45">
            <text:p>54</text:p>
          </table:table-cell>
          <table:table-cell office:value-type="float" office:value="534" table:style-name="ce100">
            <text:p>534</text:p>
          </table:table-cell>
          <table:table-cell office:value-type="float" office:value="527.2364" table:style-name="ce103">
            <text:p>527</text:p>
          </table:table-cell>
          <table:table-cell office:value-type="float" office:value="45" table:style-name="ce104">
            <text:p>45</text:p>
          </table:table-cell>
          <table:table-cell office:value-type="float" office:value="44.505900000000004" table:style-name="ce108">
            <text:p>45</text:p>
          </table:table-cell>
          <table:table-cell office:value-type="float" office:value="6" table:style-name="ce118">
            <text:p>6</text:p>
          </table:table-cell>
          <table:table-cell office:value-type="float" office:value="6" table:style-name="ce121">
            <text:p>6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679" table:content-validation-name="val3" table:style-name="ce67">
            <text:p>679</text:p>
          </table:table-cell>
          <table:table-cell office:value-type="float" office:value="669.35029999999995" table:content-validation-name="val3" table:style-name="ce69">
            <text:p>669</text:p>
          </table:table-cell>
          <table:table-cell office:value-type="float" office:value="38" table:style-name="ce68">
            <text:p>38</text:p>
          </table:table-cell>
          <table:table-cell office:value-type="float" office:value="38" table:style-name="ce79">
            <text:p>38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130">
            <text:p>0</text:p>
          </table:table-cell>
          <table:table-cell office:value-type="float" office:value="1" table:style-name="ce133">
            <text:p>1</text:p>
          </table:table-cell>
          <table:table-cell office:value-type="float" office:value="1" table:style-name="ce144">
            <text:p>1</text:p>
          </table:table-cell>
          <table:table-cell office:value-type="float" office:value="0" table:style-name="ce145">
            <text:p>0</text:p>
          </table:table-cell>
          <table:table-cell office:value-type="float" office:value="0" table:style-name="ce146">
            <text:p>0</text:p>
          </table:table-cell>
          <table:table-cell office:value-type="float" office:value="39" table:style-name="ce67">
            <text:p>39</text:p>
          </table:table-cell>
          <table:table-cell office:value-type="float" office:value="39" table:style-name="ce166">
            <text:p>39</text:p>
          </table:table-cell>
          <table:table-cell office:value-type="float" office:value="718" table:content-validation-name="val3" table:style-name="ce164">
            <text:p>718</text:p>
          </table:table-cell>
          <table:table-cell office:value-type="float" office:value="708.35029999999995" table:content-validation-name="val3" table:style-name="ce162">
            <text:p>708</text:p>
          </table:table-cell>
          <table:table-cell office:value-type="currency" office:value="1722804.29" table:content-validation-name="val2" table:style-name="ce9">
            <text:p>£1,722,804.29</text:p>
          </table:table-cell>
          <table:table-cell office:value-type="currency" office:value="112150.98999999999" table:content-validation-name="val2" table:style-name="ce9">
            <text:p>£112,150.99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53086" table:content-validation-name="val2" table:style-name="ce9">
            <text:p>£53,086.00</text:p>
          </table:table-cell>
          <table:table-cell office:value-type="currency" office:value="323019.90000000002" table:content-validation-name="val2" table:style-name="ce9">
            <text:p>£323,019.90</text:p>
          </table:table-cell>
          <table:table-cell office:value-type="currency" office:value="156041.37" table:content-validation-name="val2" table:style-name="ce9">
            <text:p>£156,041.37</text:p>
          </table:table-cell>
          <table:table-cell office:value-type="currency" office:value="2367102.5500000003" table:style-name="ce10">
            <text:p>£2,367,102.55</text:p>
          </table:table-cell>
          <table:table-cell office:value-type="currency" office:value="276788" table:content-validation-name="val2" table:style-name="ce11">
            <text:p>£276,788.00</text:p>
          </table:table-cell>
          <table:table-cell office:value-type="currency" office:value="63540" table:content-validation-name="val2" table:style-name="ce11">
            <text:p>£63,540.00</text:p>
          </table:table-cell>
          <table:table-cell office:value-type="currency" office:value="340328" table:style-name="ce10">
            <text:p>£340,328.00</text:p>
          </table:table-cell>
          <table:table-cell office:value-type="currency" office:value="2707430.5500000003" table:style-name="ce12">
            <text:p>£2,707,430.55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12" table:style-name="ce36">
            <text:p>12</text:p>
          </table:table-cell>
          <table:table-cell office:value-type="float" office:value="10.5" table:style-name="ce39">
            <text:p>11</text:p>
          </table:table-cell>
          <table:table-cell office:value-type="float" office:value="8" table:style-name="ce49">
            <text:p>8</text:p>
          </table:table-cell>
          <table:table-cell office:value-type="float" office:value="7" table:style-name="ce52">
            <text:p>7</text:p>
          </table:table-cell>
          <table:table-cell office:value-type="float" office:value="38" table:style-name="ce93">
            <text:p>38</text:p>
          </table:table-cell>
          <table:table-cell office:value-type="float" office:value="37.5" table:style-name="ce96">
            <text:p>38</text:p>
          </table:table-cell>
          <table:table-cell office:value-type="float" office:value="2" table:style-name="ce112">
            <text:p>2</text:p>
          </table:table-cell>
          <table:table-cell office:value-type="float" office:value="1.8" table:style-name="ce115">
            <text:p>2</text:p>
          </table:table-cell>
          <table:table-cell office:value-type="float" office:value="1" table:style-name="ce123">
            <text:p>1</text:p>
          </table:table-cell>
          <table:table-cell office:value-type="float" office:value="0.6" table:style-name="ce126">
            <text:p>1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61" table:content-validation-name="val3" table:style-name="ce67">
            <text:p>61</text:p>
          </table:table-cell>
          <table:table-cell office:value-type="float" office:value="57" table:content-validation-name="val3" table:style-name="ce59">
            <text:p>57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32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7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61" table:content-validation-name="val3" table:style-name="ce164">
            <text:p>61</text:p>
          </table:table-cell>
          <table:table-cell office:value-type="float" office:value="57" table:content-validation-name="val3" table:style-name="ce163">
            <text:p>57</text:p>
          </table:table-cell>
          <table:table-cell office:value-type="currency" office:value="165456" table:content-validation-name="val2" table:style-name="ce9">
            <text:p>£165,456.00</text:p>
          </table:table-cell>
          <table:table-cell office:value-type="currency" office:value="75" table:content-validation-name="val2" table:style-name="ce9">
            <text:p>£75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28567" table:content-validation-name="val2" table:style-name="ce9">
            <text:p>£28,567.00</text:p>
          </table:table-cell>
          <table:table-cell office:value-type="currency" office:value="12315" table:content-validation-name="val2" table:style-name="ce9">
            <text:p>£12,315.00</text:p>
          </table:table-cell>
          <table:table-cell office:value-type="currency" office:value="206413" table:style-name="ce10">
            <text:p>£206,413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06413" table:style-name="ce12">
            <text:p>£206,413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24">
            <text:p>Executive Non-Departmental Public Body</text:p>
          </table:table-cell>
          <table:table-cell office:value-type="string" table:style-name="ce27">
            <text:p>Home Office</text:p>
          </table:table-cell>
          <table:table-cell office:value-type="float" office:value="29" table:style-name="ce35">
            <text:p>29</text:p>
          </table:table-cell>
          <table:table-cell office:value-type="float" office:value="28.4" table:style-name="ce38">
            <text:p>28</text:p>
          </table:table-cell>
          <table:table-cell office:value-type="float" office:value="61" table:style-name="ce48">
            <text:p>61</text:p>
          </table:table-cell>
          <table:table-cell office:value-type="float" office:value="61" table:style-name="ce50">
            <text:p>61</text:p>
          </table:table-cell>
          <table:table-cell office:value-type="float" office:value="38" table:style-name="ce92">
            <text:p>38</text:p>
          </table:table-cell>
          <table:table-cell office:value-type="float" office:value="37.4" table:style-name="ce95">
            <text:p>37</text:p>
          </table:table-cell>
          <table:table-cell office:value-type="float" office:value="19" table:style-name="ce111">
            <text:p>19</text:p>
          </table:table-cell>
          <table:table-cell office:value-type="float" office:value="18.5" table:style-name="ce113">
            <text:p>19</text:p>
          </table:table-cell>
          <table:table-cell office:value-type="float" office:value="4" table:style-name="ce122">
            <text:p>4</text:p>
          </table:table-cell>
          <table:table-cell office:value-type="float" office:value="4" table:style-name="ce125">
            <text:p>4</text:p>
          </table:table-cell>
          <table:table-cell office:value-type="float" office:value="6" table:style-name="ce54">
            <text:p>6</text:p>
          </table:table-cell>
          <table:table-cell office:value-type="float" office:value="0.55000000000000004" table:style-name="ce56">
            <text:p>1</text:p>
          </table:table-cell>
          <table:table-cell office:value-type="float" office:value="157" table:content-validation-name="val3" table:style-name="ce67">
            <text:p>157</text:p>
          </table:table-cell>
          <table:table-cell office:value-type="float" office:value="149.85000000000002" table:content-validation-name="val3" table:style-name="ce60">
            <text:p>150</text:p>
          </table:table-cell>
          <table:table-cell office:value-type="float" office:value="7" table:style-name="ce71">
            <text:p>7</text:p>
          </table:table-cell>
          <table:table-cell office:value-type="float" office:value="7" table:style-name="ce81">
            <text:p>7</text:p>
          </table:table-cell>
          <table:table-cell office:value-type="float" office:value="9" table:style-name="ce85">
            <text:p>9</text:p>
          </table:table-cell>
          <table:table-cell office:value-type="float" office:value="9" table:style-name="ce131">
            <text:p>9</text:p>
          </table:table-cell>
          <table:table-cell office:value-type="float" office:value="0" table:style-name="ce134">
            <text:p>0</text:p>
          </table:table-cell>
          <table:table-cell office:value-type="float" office:value="0" table:style-name="ce152">
            <text:p>0</text:p>
          </table:table-cell>
          <table:table-cell office:value-type="float" office:value="5" table:style-name="ce151">
            <text:p>5</text:p>
          </table:table-cell>
          <table:table-cell office:value-type="float" office:value="4" table:style-name="ce150">
            <text:p>4</text:p>
          </table:table-cell>
          <table:table-cell office:value-type="float" office:value="21" table:style-name="ce67">
            <text:p>21</text:p>
          </table:table-cell>
          <table:table-cell office:value-type="float" office:value="20" table:style-name="ce168">
            <text:p>20</text:p>
          </table:table-cell>
          <table:table-cell office:value-type="float" office:value="178" table:content-validation-name="val3" table:style-name="ce164">
            <text:p>178</text:p>
          </table:table-cell>
          <table:table-cell office:value-type="float" office:value="170" table:content-validation-name="val3" table:style-name="ce165">
            <text:p>170</text:p>
          </table:table-cell>
          <table:table-cell office:value-type="currency" office:value="447468.26" table:content-validation-name="val1" table:style-name="ce9">
            <text:p>£447,468.26</text:p>
          </table:table-cell>
          <table:table-cell office:value-type="currency" office:value="77835.08" table:content-validation-name="val1" table:style-name="ce9">
            <text:p>£77,835.08</text:p>
          </table:table-cell>
          <table:table-cell office:value-type="currency" office:value="4000" table:content-validation-name="val2" table:style-name="ce9">
            <text:p>£4,000.00</text:p>
          </table:table-cell>
          <table:table-cell office:value-type="currency" office:value="359.34" table:content-validation-name="val1" table:style-name="ce9">
            <text:p>£359.34</text:p>
          </table:table-cell>
          <table:table-cell office:value-type="currency" office:value="90527.18" table:content-validation-name="val1" table:style-name="ce9">
            <text:p>£90,527.18</text:p>
          </table:table-cell>
          <table:table-cell office:value-type="currency" office:value="43561.25" table:content-validation-name="val1" table:style-name="ce9">
            <text:p>£43,561.25</text:p>
          </table:table-cell>
          <table:table-cell office:value-type="currency" office:value="663751.10999999987" table:style-name="ce10">
            <text:p>£663,751.11</text:p>
          </table:table-cell>
          <table:table-cell office:value-type="currency" office:value="196098.67" table:content-validation-name="val1" table:style-name="ce11">
            <text:p>£196,098.67</text:p>
          </table:table-cell>
          <table:table-cell office:value-type="currency" office:value="132331.20000000001" table:content-validation-name="val2" table:style-name="ce9">
            <text:p>£132,331.20</text:p>
          </table:table-cell>
          <table:table-cell office:value-type="currency" office:value="328429.87" table:style-name="ce10">
            <text:p>£328,429.87</text:p>
          </table:table-cell>
          <table:table-cell office:value-type="currency" office:value="992180.97999999986" table:style-name="ce12">
            <text:p>£992,180.98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Gangmaster Licensing Authority</text:p>
          </table:table-cell>
          <table:table-cell office:value-type="string" table:style-name="ce26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6" table:style-name="ce37">
            <text:p>6</text:p>
          </table:table-cell>
          <table:table-cell office:value-type="float" office:value="5.54" table:style-name="ce40">
            <text:p>6</text:p>
          </table:table-cell>
          <table:table-cell office:value-type="float" office:value="9" table:style-name="ce47">
            <text:p>9</text:p>
          </table:table-cell>
          <table:table-cell office:value-type="float" office:value="8.0500000000000007" table:style-name="ce51">
            <text:p>8</text:p>
          </table:table-cell>
          <table:table-cell office:value-type="float" office:value="50" table:style-name="ce94">
            <text:p>50</text:p>
          </table:table-cell>
          <table:table-cell office:value-type="float" office:value="50" table:style-name="ce97">
            <text:p>50</text:p>
          </table:table-cell>
          <table:table-cell office:value-type="float" office:value="2" table:style-name="ce110">
            <text:p>2</text:p>
          </table:table-cell>
          <table:table-cell office:value-type="float" office:value="1.59" table:style-name="ce114">
            <text:p>2</text:p>
          </table:table-cell>
          <table:table-cell office:value-type="float" office:value="1" table:style-name="ce124">
            <text:p>1</text:p>
          </table:table-cell>
          <table:table-cell office:value-type="float" office:value="1" table:style-name="ce127">
            <text:p>1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68" table:content-validation-name="val3" table:style-name="ce14">
            <text:p>68</text:p>
          </table:table-cell>
          <table:table-cell office:value-type="float" office:value="66.180000000000007" table:content-validation-name="val3" table:style-name="ce14">
            <text:p>66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80">
            <text:p>0</text:p>
          </table:table-cell>
          <table:table-cell office:value-type="float" office:value="0" table:style-name="ce82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54">
            <text:p>0</text:p>
          </table:table-cell>
          <table:table-cell office:value-type="float" office:value="0" table:style-name="ce153">
            <text:p>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68" table:content-validation-name="val3" table:style-name="ce15">
            <text:p>68</text:p>
          </table:table-cell>
          <table:table-cell office:value-type="float" office:value="66.180000000000007" table:content-validation-name="val3" table:style-name="ce15">
            <text:p>66</text:p>
          </table:table-cell>
          <table:table-cell office:value-type="currency" office:value="165833.64000000001" table:content-validation-name="val2" table:style-name="ce9">
            <text:p>£165,833.64</text:p>
          </table:table-cell>
          <table:table-cell office:value-type="currency" office:value="8049.75" table:content-validation-name="val2" table:style-name="ce9">
            <text:p>£8,049.75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30508.17" table:content-validation-name="val2" table:style-name="ce9">
            <text:p>£30,508.17</text:p>
          </table:table-cell>
          <table:table-cell office:value-type="currency" office:value="13625.01" table:content-validation-name="val2" table:style-name="ce9">
            <text:p>£13,625.01</text:p>
          </table:table-cell>
          <table:table-cell office:value-type="currency" office:value="218016.57" table:style-name="ce10">
            <text:p>£218,016.57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18016.57" table:style-name="ce12">
            <text:p>£218,016.57</text:p>
          </table:table-cell>
          <table:table-cell table:content-validation-name="val3" table:style-name="ce13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Tony Millet</dc:creator>
    <meta:creation-date>2012-07-18T14:50:11Z</meta:creation-date>
    <dc:date>2015-03-12T16:30:41Z</dc:date>
  </office:meta>
</office:document-meta>
</file>